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text-properties fo:font-style="italic" officeooo:rsid="0065d553" officeooo:paragraph-rsid="0065d553" style:font-style-asian="italic" style:font-style-complex="italic"/>
    </style:style>
    <style:style style:name="P28"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9" style:family="paragraph" style:parent-style-name="Standard" style:list-style-name="L5">
      <style:text-properties fo:color="#00ff00" style:font-name="Helvetica" fo:font-size="12pt" officeooo:paragraph-rsid="00597b1a" style:font-size-asian="12pt"/>
    </style:style>
    <style:style style:name="P30" style:family="paragraph" style:parent-style-name="Standard" style:list-style-name="L5">
      <style:text-properties fo:color="#d90b00" style:font-name="Helvetica" fo:font-size="12pt" officeooo:paragraph-rsid="00597b1a" style:font-size-asian="12pt"/>
    </style:style>
    <style:style style:name="P31" style:family="paragraph" style:parent-style-name="Standard" style:list-style-name="L5">
      <style:text-properties fo:color="#ff5308" style:font-name="Helvetica" fo:font-size="12pt" officeooo:paragraph-rsid="00597b1a" style:font-size-asian="12pt"/>
    </style:style>
    <style:style style:name="P32" style:family="paragraph" style:parent-style-name="Standard" style:list-style-name="L5">
      <style:text-properties fo:color="#003dcc" style:font-name="Helvetica" fo:font-size="12pt" officeooo:paragraph-rsid="00597b1a" style:font-size-asian="12pt"/>
    </style:style>
    <style:style style:name="P33" style:family="paragraph" style:parent-style-name="Standard" style:list-style-name="L5">
      <style:text-properties fo:color="#ff00ff" style:font-name="Helvetica" fo:font-size="12pt" officeooo:rsid="005c92b3" officeooo:paragraph-rsid="00597b1a" style:font-size-asian="12pt"/>
    </style:style>
    <style:style style:name="P34" style:family="paragraph" style:parent-style-name="Heading" style:list-style-name="L1"/>
    <style:style style:name="P35" style:family="paragraph" style:parent-style-name="Heading" style:list-style-name="L1">
      <style:text-properties officeooo:rsid="0050a607" officeooo:paragraph-rsid="0050a607"/>
    </style:style>
    <style:style style:name="P36" style:family="paragraph" style:parent-style-name="Heading" style:list-style-name="L1">
      <style:text-properties fo:font-style="italic" style:font-style-asian="italic" style:font-style-complex="italic"/>
    </style:style>
    <style:style style:name="P37" style:family="paragraph" style:parent-style-name="Heading" style:list-style-name="L3">
      <style:text-properties fo:font-style="italic" officeooo:rsid="005276bc" officeooo:paragraph-rsid="005276bc" style:font-style-asian="italic" style:font-style-complex="italic"/>
    </style:style>
    <style:style style:name="P38" style:family="paragraph" style:parent-style-name="Heading" style:list-style-name="L3"/>
    <style:style style:name="P39" style:family="paragraph" style:parent-style-name="Heading" style:list-style-name="L3">
      <style:text-properties officeooo:rsid="005276bc" officeooo:paragraph-rsid="005276bc"/>
    </style:style>
    <style:style style:name="P40" style:family="paragraph" style:parent-style-name="Text_20_body" style:list-style-name="L1"/>
    <style:style style:name="P41" style:family="paragraph" style:parent-style-name="Text_20_body" style:list-style-name="L1">
      <style:text-properties officeooo:rsid="0050a607" officeooo:paragraph-rsid="0050a607"/>
    </style:style>
    <style:style style:name="P42" style:family="paragraph" style:parent-style-name="Text_20_body" style:list-style-name="L1">
      <style:text-properties fo:font-style="italic" officeooo:rsid="00517348" officeooo:paragraph-rsid="00517348" style:font-style-asian="italic" style:font-style-complex="italic"/>
    </style:style>
    <style:style style:name="P43" style:family="paragraph" style:parent-style-name="Text_20_body" style:list-style-name="L1">
      <style:text-properties officeooo:rsid="00517348" officeooo:paragraph-rsid="00517348"/>
    </style:style>
    <style:style style:name="P44" style:family="paragraph" style:parent-style-name="Text_20_body" style:list-style-name="L1">
      <style:text-properties officeooo:rsid="005292cc" officeooo:paragraph-rsid="005292cc"/>
    </style:style>
    <style:style style:name="P45" style:family="paragraph" style:parent-style-name="Text_20_body" style:list-style-name="L2"/>
    <style:style style:name="P46" style:family="paragraph" style:parent-style-name="Text_20_body" style:list-style-name="L3">
      <style:text-properties officeooo:paragraph-rsid="00580a5d"/>
    </style:style>
    <style:style style:name="P47" style:family="paragraph" style:parent-style-name="Text_20_body" style:list-style-name="L3">
      <style:text-properties officeooo:rsid="005276bc" officeooo:paragraph-rsid="005276bc"/>
    </style:style>
    <style:style style:name="P48" style:family="paragraph" style:parent-style-name="Text_20_body" style:list-style-name="L4">
      <style:text-properties officeooo:rsid="00780db7" officeooo:paragraph-rsid="005972cc"/>
    </style:style>
    <style:style style:name="P49" style:family="paragraph" style:parent-style-name="Heading_20_2">
      <style:text-properties officeooo:paragraph-rsid="0050a607"/>
    </style:style>
    <style:style style:name="P50"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0d80f"/>
    </style:style>
    <style:style style:name="T26" style:family="text">
      <style:text-properties officeooo:rsid="0072d2b1"/>
    </style:style>
    <style:style style:name="T27" style:family="text">
      <style:text-properties officeooo:rsid="007389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VERSION 2C</text:h>
      <text:p text:style-name="P27">July 27<text:span text:style-name="T22">th</text:span> Douglas Selph</text:p>
      <text:h text:style-name="P49" text:outline-level="2"><text:span text:style-name="T8">1.0 </text:span>APP</text:h>
      <text:list xml:id="list2580239860" text:style-name="L1">
        <text:list-header>
          <text:p text:style-name="P35">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03731358416935" text:continue-numbering="true" text:style-name="L1">
        <text:list-header>
          <text:p text:style-name="P34"><text:span text:style-name="T8">1.2 </text:span>If ZIP code is entered, auto populate city and state. * <text:span text:style-name="T25">2</text:span></text:p>
          <text:p text:style-name="P41">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03730928385879" text:continue-numbering="true" text:style-name="L1">
        <text:list-header>
          <text:p text:style-name="P36"><text:span text:style-name="T8">1.3 I</text:span>ntegrate ACRA into APP (crash detection)</text:p>
          <text:p text:style-name="P42">See ACRASupport library from studioSC.<text:line-break/><text:span text:style-name="T27">Did custom logger instead. ACRA server side was a bust.</text:span></text:p>
          <text:p text:style-name="P34"><text:span text:style-name="T8">1.4 </text:span>Add notes <text:span text:style-name="T7">to pictures * 1</text:span></text:p>
          <text:p text:style-name="P40">Add notes section to each picture so technician can communicate what the picture is if needed.</text:p>
          <text:p text:style-name="P43">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4">The notes will simply be displayed beneath each picture on the confirmation screen and on the server.</text:p>
          <text:p text:style-name="P34"><text:span text:style-name="T8">1.</text:span>5 Error checking on various numbers *</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3619560665" text:style-name="L2">
        <text:list-item>
          <text:p text:style-name="P45">Digital Fleet - serial # = 8 digits <text:s/>IMEI # = remove serial # as they do not need that anymore</text:p>
        </text:list-item>
        <text:list-item>
          <text:p text:style-name="P45">Smart Witness - serial # = 12 <text:s/>IMEI # = this should be MEID # = 15 <text:s text:c="2"/>SIM # = 20 and DRID # = 12</text:p>
        </text:list-item>
        <text:list-item>
          <text:p text:style-name="P45">Fed Ex - Mobileye # = 10, all others same as smart witness</text:p>
        </text:list-item>
        <text:list-item>
          <text:p text:style-name="P45">Five Cubits - meid # = 14, OBC serial # = 9, mobile # = 10, IMEI # = 15</text:p>
        </text:list-item>
      </text:list>
      <text:p text:style-name="P3">Implementation Notes: will need custom input handler to cover all these special cases.</text:p>
      <text:p text:style-name="P23">1.6 Display truck number <text:span text:style-name="T16">list *</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 *</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95284179" text:style-name="L3">
        <text:list-header>
          <text:p text:style-name="P38"><text:span text:style-name="T8">2.1 </text:span>Provide a way to deactivate a project once it is done.</text:p>
          <text:p text:style-name="P47">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9">2.2 Separate out city &amp; company from entries list. <text:span text:style-name="T26">(FAIL)</text:span></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text:span><text:soft-page-break/><text:span text:style-name="T1">Instead I will have to break that up into several calls: getCompany(), getCity(), and getAddress(), where the after the address ID is looked up, will return the appropriate bit.</text:span></text:p>
      <text:list xml:id="list103731421110960" text:continue-numbering="true" text:style-name="L3">
        <text:list-header>
          <text:p text:style-name="P37">2.3 Better navigation ability on the server</text:p>
          <text:p text:style-name="P46">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6"><text:bookmark-start text:name="__DdeLink__903_1009763852"/>2.5 <text:span text:style-name="T14">Project/Client association</text:span><text:bookmark-end text:name="__DdeLink__903_1009763852"/></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8">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 * 3</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2899653900" text:style-name="L4">
        <text:list-item>
          <text:p text:style-name="P48">Loc, Address, City, State, Zip</text:p>
        </text:list-item>
        <text:list-item>
          <text:p text:style-name="P48">Truck #</text:p>
        </text:list-item>
        <text:list-item>
          <text:p text:style-name="P48"><text:soft-page-break/>License Number</text:p>
        </text:list-item>
        <text:list-item>
          <text:p text:style-name="P48">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an entry field will be available to allow all imported work orders &amp; truck numbers to be associated with the designated project. If not filled in, then the project association will be left blank.</text:span></text:p>
      <text:p text:style-name="P12">2.<text:span text:style-name="T21">8</text:span>.3 Color coding</text:p>
      <text:p text:style-name="P11">Each row of the work order will be color coded according to these scheme:</text:p>
      <text:list xml:id="list3610567058" text:style-name="L5">
        <text:list-item>
          <text:list>
            <text:list-item>
              <text:list>
                <text:list-item>
                  <text:p text:style-name="P29">Truck Complete</text:p>
                </text:list-item>
                <text:list-item>
                  <text:p text:style-name="P30">Truck Not Completed </text:p>
                </text:list-item>
                <text:list-item>
                  <text:p text:style-name="P31">Partial Install (notes section of what is missing) </text:p>
                </text:list-item>
                <text:list-item>
                  <text:p text:style-name="P32">Missing Truck</text:p>
                </text:list-item>
                <text:list-item>
                  <text:p text:style-name="P33">Needs Repair</text:p>
                  <text:p text:style-name="P33"/>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23T10:37:29.674145523</dc:date>
    <meta:editing-duration>P2DT16H45M26S</meta:editing-duration>
    <meta:editing-cycles>63</meta:editing-cycles>
    <meta:document-statistic meta:table-count="0" meta:image-count="0" meta:object-count="0" meta:page-count="4" meta:paragraph-count="68" meta:word-count="1235" meta:character-count="6741" meta:non-whitespace-character-count="5578"/>
  </office:meta>
</office:document-meta>
</file>